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number-columns-repeated="4" table:default-cell-style-name="Default"/>
        <table:table-row table:style-name="ro3">
          <table:table-cell office:value-type="float" office:value="0">
            <text:p>0</text:p>
          </table:table-cell>
          <table:table-cell office:value-type="float" office:value="4933">
            <text:p>4933</text:p>
          </table:table-cell>
          <table:table-cell office:value-type="float" office:value="3531">
            <text:p>3531</text:p>
          </table:table-cell>
          <table:table-cell table:number-columns-repeated="10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813">
            <text:p>4813</text:p>
          </table:table-cell>
          <table:table-cell office:value-type="float" office:value="5893">
            <text:p>5893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1">
            <text:p>2481</text:p>
          </table:table-cell>
          <table:table-cell office:value-type="float" office:value="4243">
            <text:p>4243</text:p>
          </table:table-cell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73">
            <text:p>3273</text:p>
          </table:table-cell>
          <table:table-cell office:value-type="float" office:value="3947">
            <text:p>3947</text:p>
          </table:table-cell>
          <table:table-cell table:number-columns-repeated="10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4474">
            <text:p>4474</text:p>
          </table:table-cell>
          <table:table-cell office:value-type="float" office:value="4880">
            <text:p>4880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537">
            <text:p>5537</text:p>
          </table:table-cell>
          <table:table-cell office:value-type="float" office:value="7648">
            <text:p>7648</text:p>
          </table:table-cell>
          <table:table-cell table:number-columns-repeated="10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6300">
            <text:p>6300</text:p>
          </table:table-cell>
          <table:table-cell office:value-type="float" office:value="7013">
            <text:p>7013</text:p>
          </table:table-cell>
          <table:table-cell table:number-columns-repeated="10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7392">
            <text:p>7392</text:p>
          </table:table-cell>
          <table:table-cell office:value-type="float" office:value="11752">
            <text:p>11752</text:p>
          </table:table-cell>
          <table:table-cell table:number-columns-repeated="10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8386">
            <text:p>8386</text:p>
          </table:table-cell>
          <table:table-cell office:value-type="float" office:value="12042">
            <text:p>12042</text:p>
          </table:table-cell>
          <table:table-cell table:number-columns-repeated="10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9351">
            <text:p>9351</text:p>
          </table:table-cell>
          <table:table-cell office:value-type="float" office:value="19332">
            <text:p>19332</text:p>
          </table:table-cell>
          <table:table-cell table:number-columns-repeated="10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0032">
            <text:p>10032</text:p>
          </table:table-cell>
          <table:table-cell office:value-type="float" office:value="22162">
            <text:p>22162</text:p>
          </table:table-cell>
          <table:table-cell table:number-columns-repeated="10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344">
            <text:p>12344</text:p>
          </table:table-cell>
          <table:table-cell office:value-type="float" office:value="29868">
            <text:p>29868</text:p>
          </table:table-cell>
          <table:table-cell table:number-columns-repeated="10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4634">
            <text:p>14634</text:p>
          </table:table-cell>
          <table:table-cell office:value-type="float" office:value="38542">
            <text:p>38542</text:p>
          </table:table-cell>
          <table:table-cell table:number-columns-repeated="10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5638">
            <text:p>15638</text:p>
          </table:table-cell>
          <table:table-cell office:value-type="float" office:value="51204">
            <text:p>51204</text:p>
          </table:table-cell>
          <table:table-cell table:number-columns-repeated="10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8190">
            <text:p>18190</text:p>
          </table:table-cell>
          <table:table-cell office:value-type="float" office:value="52583">
            <text:p>52583</text:p>
          </table:table-cell>
          <table:table-cell table:number-columns-repeated="10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9871">
            <text:p>19871</text:p>
          </table:table-cell>
          <table:table-cell office:value-type="float" office:value="57674">
            <text:p>57674</text:p>
          </table:table-cell>
          <table:table-cell table:number-columns-repeated="10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689">
            <text:p>20689</text:p>
          </table:table-cell>
          <table:table-cell office:value-type="float" office:value="61477">
            <text:p>61477</text:p>
          </table:table-cell>
          <table:table-cell table:number-columns-repeated="10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3446">
            <text:p>23446</text:p>
          </table:table-cell>
          <table:table-cell office:value-type="float" office:value="90074">
            <text:p>90074</text:p>
          </table:table-cell>
          <table:table-cell table:number-columns-repeated="10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5859">
            <text:p>25859</text:p>
          </table:table-cell>
          <table:table-cell office:value-type="float" office:value="104222">
            <text:p>104222</text:p>
          </table:table-cell>
          <table:table-cell table:number-columns-repeated="10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8183">
            <text:p>28183</text:p>
          </table:table-cell>
          <table:table-cell office:value-type="float" office:value="129997">
            <text:p>129997</text:p>
          </table:table-cell>
          <table:table-cell table:number-columns-repeated="10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0852">
            <text:p>30852</text:p>
          </table:table-cell>
          <table:table-cell office:value-type="float" office:value="113588">
            <text:p>113588</text:p>
          </table:table-cell>
          <table:table-cell table:number-columns-repeated="10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3863">
            <text:p>33863</text:p>
          </table:table-cell>
          <table:table-cell office:value-type="float" office:value="159965">
            <text:p>159965</text:p>
          </table:table-cell>
          <table:table-cell table:number-columns-repeated="10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35185">
            <text:p>35185</text:p>
          </table:table-cell>
          <table:table-cell office:value-type="float" office:value="146296">
            <text:p>146296</text:p>
          </table:table-cell>
          <table:table-cell table:number-columns-repeated="10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2672">
            <text:p>42672</text:p>
          </table:table-cell>
          <table:table-cell office:value-type="float" office:value="206788">
            <text:p>206788</text:p>
          </table:table-cell>
          <table:table-cell table:number-columns-repeated="10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1662">
            <text:p>41662</text:p>
          </table:table-cell>
          <table:table-cell office:value-type="float" office:value="228436">
            <text:p>228436</text:p>
          </table:table-cell>
          <table:table-cell table:number-columns-repeated="10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9600">
            <text:p>49600</text:p>
          </table:table-cell>
          <table:table-cell office:value-type="float" office:value="250006">
            <text:p>250006</text:p>
          </table:table-cell>
          <table:table-cell table:number-columns-repeated="10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0062">
            <text:p>50062</text:p>
          </table:table-cell>
          <table:table-cell office:value-type="float" office:value="265198">
            <text:p>265198</text:p>
          </table:table-cell>
          <table:table-cell table:number-columns-repeated="10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3075">
            <text:p>53075</text:p>
          </table:table-cell>
          <table:table-cell office:value-type="float" office:value="352276">
            <text:p>352276</text:p>
          </table:table-cell>
          <table:table-cell table:number-columns-repeated="10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3897">
            <text:p>53897</text:p>
          </table:table-cell>
          <table:table-cell office:value-type="float" office:value="282582">
            <text:p>282582</text:p>
          </table:table-cell>
          <table:table-cell table:number-columns-repeated="10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6365">
            <text:p>66365</text:p>
          </table:table-cell>
          <table:table-cell office:value-type="float" office:value="379323">
            <text:p>379323</text:p>
          </table:table-cell>
          <table:table-cell table:number-columns-repeated="10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2278">
            <text:p>62278</text:p>
          </table:table-cell>
          <table:table-cell office:value-type="float" office:value="402433">
            <text:p>402433</text:p>
          </table:table-cell>
          <table:table-cell table:number-columns-repeated="10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3245">
            <text:p>73245</text:p>
          </table:table-cell>
          <table:table-cell office:value-type="float" office:value="465028">
            <text:p>465028</text:p>
          </table:table-cell>
          <table:table-cell table:number-columns-repeated="10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75623">
            <text:p>75623</text:p>
          </table:table-cell>
          <table:table-cell office:value-type="float" office:value="444033">
            <text:p>444033</text:p>
          </table:table-cell>
          <table:table-cell table:number-columns-repeated="1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92010">
            <text:p>92010</text:p>
          </table:table-cell>
          <table:table-cell office:value-type="float" office:value="565937">
            <text:p>565937</text:p>
          </table:table-cell>
          <table:table-cell table:number-columns-repeated="10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77693">
            <text:p>77693</text:p>
          </table:table-cell>
          <table:table-cell office:value-type="float" office:value="575379">
            <text:p>575379</text:p>
          </table:table-cell>
          <table:table-cell table:number-columns-repeated="10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79239">
            <text:p>79239</text:p>
          </table:table-cell>
          <table:table-cell office:value-type="float" office:value="562967">
            <text:p>562967</text:p>
          </table:table-cell>
          <table:table-cell table:number-columns-repeated="10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86352">
            <text:p>86352</text:p>
          </table:table-cell>
          <table:table-cell office:value-type="float" office:value="687433">
            <text:p>687433</text:p>
          </table:table-cell>
          <table:table-cell table:number-columns-repeated="10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92857">
            <text:p>92857</text:p>
          </table:table-cell>
          <table:table-cell office:value-type="float" office:value="708715">
            <text:p>708715</text:p>
          </table:table-cell>
          <table:table-cell table:number-columns-repeated="10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03543">
            <text:p>103543</text:p>
          </table:table-cell>
          <table:table-cell office:value-type="float" office:value="708651">
            <text:p>708651</text:p>
          </table:table-cell>
          <table:table-cell table:number-columns-repeated="10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25978">
            <text:p>125978</text:p>
          </table:table-cell>
          <table:table-cell office:value-type="float" office:value="903077">
            <text:p>903077</text:p>
          </table:table-cell>
          <table:table-cell table:number-columns-repeated="10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20629">
            <text:p>120629</text:p>
          </table:table-cell>
          <table:table-cell office:value-type="float" office:value="931074">
            <text:p>931074</text:p>
          </table:table-cell>
          <table:table-cell table:number-columns-repeated="10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50387">
            <text:p>150387</text:p>
          </table:table-cell>
          <table:table-cell office:value-type="float" office:value="935075">
            <text:p>935075</text:p>
          </table:table-cell>
          <table:table-cell table:number-columns-repeated="10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14358">
            <text:p>114358</text:p>
          </table:table-cell>
          <table:table-cell office:value-type="float" office:value="1035731">
            <text:p>1035731</text:p>
          </table:table-cell>
          <table:table-cell table:number-columns-repeated="10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44041">
            <text:p>144041</text:p>
          </table:table-cell>
          <table:table-cell office:value-type="float" office:value="1186527">
            <text:p>1186527</text:p>
          </table:table-cell>
          <table:table-cell table:number-columns-repeated="10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26493">
            <text:p>126493</text:p>
          </table:table-cell>
          <table:table-cell office:value-type="float" office:value="1198546">
            <text:p>1198546</text:p>
          </table:table-cell>
          <table:table-cell table:number-columns-repeated="10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53850">
            <text:p>153850</text:p>
          </table:table-cell>
          <table:table-cell office:value-type="float" office:value="1533900">
            <text:p>1533900</text:p>
          </table:table-cell>
          <table:table-cell table:number-columns-repeated="10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46669">
            <text:p>146669</text:p>
          </table:table-cell>
          <table:table-cell office:value-type="float" office:value="1440664">
            <text:p>1440664</text:p>
          </table:table-cell>
          <table:table-cell table:number-columns-repeated="10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59587">
            <text:p>159587</text:p>
          </table:table-cell>
          <table:table-cell office:value-type="float" office:value="1370215">
            <text:p>1370215</text:p>
          </table:table-cell>
          <table:table-cell table:number-columns-repeated="10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63879">
            <text:p>163879</text:p>
          </table:table-cell>
          <table:table-cell office:value-type="float" office:value="1573089">
            <text:p>1573089</text:p>
          </table:table-cell>
          <table:table-cell table:number-columns-repeated="10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90390">
            <text:p>190390</text:p>
          </table:table-cell>
          <table:table-cell office:value-type="float" office:value="1644202">
            <text:p>1644202</text:p>
          </table:table-cell>
          <table:table-cell table:number-columns-repeated="10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63793">
            <text:p>163793</text:p>
          </table:table-cell>
          <table:table-cell office:value-type="float" office:value="1777177">
            <text:p>1777177</text:p>
          </table:table-cell>
          <table:table-cell table:number-columns-repeated="10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200622">
            <text:p>200622</text:p>
          </table:table-cell>
          <table:table-cell office:value-type="float" office:value="1980176">
            <text:p>1980176</text:p>
          </table:table-cell>
          <table:table-cell table:number-columns-repeated="10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73912">
            <text:p>173912</text:p>
          </table:table-cell>
          <table:table-cell office:value-type="float" office:value="1987702">
            <text:p>1987702</text:p>
          </table:table-cell>
          <table:table-cell table:number-columns-repeated="10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91467">
            <text:p>191467</text:p>
          </table:table-cell>
          <table:table-cell office:value-type="float" office:value="2203200">
            <text:p>2203200</text:p>
          </table:table-cell>
          <table:table-cell table:number-columns-repeated="10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95127">
            <text:p>195127</text:p>
          </table:table-cell>
          <table:table-cell office:value-type="float" office:value="2382546">
            <text:p>2382546</text:p>
          </table:table-cell>
          <table:table-cell table:number-columns-repeated="10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40570">
            <text:p>240570</text:p>
          </table:table-cell>
          <table:table-cell office:value-type="float" office:value="2312027">
            <text:p>2312027</text:p>
          </table:table-cell>
          <table:table-cell table:number-columns-repeated="10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230241">
            <text:p>230241</text:p>
          </table:table-cell>
          <table:table-cell office:value-type="float" office:value="2754104">
            <text:p>2754104</text:p>
          </table:table-cell>
          <table:table-cell table:number-columns-repeated="10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12859">
            <text:p>212859</text:p>
          </table:table-cell>
          <table:table-cell office:value-type="float" office:value="2714929">
            <text:p>2714929</text:p>
          </table:table-cell>
          <table:table-cell table:number-columns-repeated="10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237647">
            <text:p>237647</text:p>
          </table:table-cell>
          <table:table-cell office:value-type="float" office:value="2768437">
            <text:p>2768437</text:p>
          </table:table-cell>
          <table:table-cell table:number-columns-repeated="10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58955">
            <text:p>258955</text:p>
          </table:table-cell>
          <table:table-cell office:value-type="float" office:value="2842912">
            <text:p>2842912</text:p>
          </table:table-cell>
          <table:table-cell table:number-columns-repeated="10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67867">
            <text:p>267867</text:p>
          </table:table-cell>
          <table:table-cell office:value-type="float" office:value="3059409">
            <text:p>3059409</text:p>
          </table:table-cell>
          <table:table-cell table:number-columns-repeated="10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313450">
            <text:p>313450</text:p>
          </table:table-cell>
          <table:table-cell office:value-type="float" office:value="3058030">
            <text:p>3058030</text:p>
          </table:table-cell>
          <table:table-cell table:number-columns-repeated="10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286849">
            <text:p>286849</text:p>
          </table:table-cell>
          <table:table-cell office:value-type="float" office:value="3345514">
            <text:p>3345514</text:p>
          </table:table-cell>
          <table:table-cell table:number-columns-repeated="10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257443">
            <text:p>257443</text:p>
          </table:table-cell>
          <table:table-cell office:value-type="float" office:value="3669531">
            <text:p>3669531</text:p>
          </table:table-cell>
          <table:table-cell table:number-columns-repeated="10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88415">
            <text:p>288415</text:p>
          </table:table-cell>
          <table:table-cell office:value-type="float" office:value="3932197">
            <text:p>3932197</text:p>
          </table:table-cell>
          <table:table-cell table:number-columns-repeated="10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296508">
            <text:p>296508</text:p>
          </table:table-cell>
          <table:table-cell office:value-type="float" office:value="4107290">
            <text:p>4107290</text:p>
          </table:table-cell>
          <table:table-cell table:number-columns-repeated="1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271990">
            <text:p>271990</text:p>
          </table:table-cell>
          <table:table-cell office:value-type="float" office:value="4186183">
            <text:p>4186183</text:p>
          </table:table-cell>
          <table:table-cell table:number-columns-repeated="10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336640">
            <text:p>336640</text:p>
          </table:table-cell>
          <table:table-cell office:value-type="float" office:value="4163113">
            <text:p>4163113</text:p>
          </table:table-cell>
          <table:table-cell table:number-columns-repeated="10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336428">
            <text:p>336428</text:p>
          </table:table-cell>
          <table:table-cell office:value-type="float" office:value="4308640">
            <text:p>4308640</text:p>
          </table:table-cell>
          <table:table-cell table:number-columns-repeated="10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346619">
            <text:p>346619</text:p>
          </table:table-cell>
          <table:table-cell office:value-type="float" office:value="4594466">
            <text:p>4594466</text:p>
          </table:table-cell>
          <table:table-cell table:number-columns-repeated="10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02392">
            <text:p>302392</text:p>
          </table:table-cell>
          <table:table-cell office:value-type="float" office:value="4735565">
            <text:p>4735565</text:p>
          </table:table-cell>
          <table:table-cell table:number-columns-repeated="10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65378">
            <text:p>365378</text:p>
          </table:table-cell>
          <table:table-cell office:value-type="float" office:value="5117603">
            <text:p>5117603</text:p>
          </table:table-cell>
          <table:table-cell table:number-columns-repeated="10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415038">
            <text:p>415038</text:p>
          </table:table-cell>
          <table:table-cell office:value-type="float" office:value="5312276">
            <text:p>5312276</text:p>
          </table:table-cell>
          <table:table-cell table:number-columns-repeated="10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373979">
            <text:p>373979</text:p>
          </table:table-cell>
          <table:table-cell office:value-type="float" office:value="5557417">
            <text:p>5557417</text:p>
          </table:table-cell>
          <table:table-cell table:number-columns-repeated="10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338513">
            <text:p>338513</text:p>
          </table:table-cell>
          <table:table-cell office:value-type="float" office:value="5934979">
            <text:p>5934979</text:p>
          </table:table-cell>
          <table:table-cell table:number-columns-repeated="10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416794">
            <text:p>416794</text:p>
          </table:table-cell>
          <table:table-cell office:value-type="float" office:value="6125893">
            <text:p>6125893</text:p>
          </table:table-cell>
          <table:table-cell table:number-columns-repeated="10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25210">
            <text:p>425210</text:p>
          </table:table-cell>
          <table:table-cell office:value-type="float" office:value="6221800">
            <text:p>6221800</text:p>
          </table:table-cell>
          <table:table-cell table:number-columns-repeated="10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375734">
            <text:p>375734</text:p>
          </table:table-cell>
          <table:table-cell office:value-type="float" office:value="6463879">
            <text:p>6463879</text:p>
          </table:table-cell>
          <table:table-cell table:number-columns-repeated="10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394712">
            <text:p>394712</text:p>
          </table:table-cell>
          <table:table-cell office:value-type="float" office:value="6261340">
            <text:p>6261340</text:p>
          </table:table-cell>
          <table:table-cell table:number-columns-repeated="10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456338">
            <text:p>456338</text:p>
          </table:table-cell>
          <table:table-cell office:value-type="float" office:value="7066488">
            <text:p>7066488</text:p>
          </table:table-cell>
          <table:table-cell table:number-columns-repeated="10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67877">
            <text:p>467877</text:p>
          </table:table-cell>
          <table:table-cell office:value-type="float" office:value="7310069">
            <text:p>7310069</text:p>
          </table:table-cell>
          <table:table-cell table:number-columns-repeated="10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483002">
            <text:p>483002</text:p>
          </table:table-cell>
          <table:table-cell office:value-type="float" office:value="7764755">
            <text:p>7764755</text:p>
          </table:table-cell>
          <table:table-cell table:number-columns-repeated="10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489942">
            <text:p>489942</text:p>
          </table:table-cell>
          <table:table-cell office:value-type="float" office:value="7953448">
            <text:p>7953448</text:p>
          </table:table-cell>
          <table:table-cell table:number-columns-repeated="10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56847">
            <text:p>456847</text:p>
          </table:table-cell>
          <table:table-cell office:value-type="float" office:value="8003226">
            <text:p>8003226</text:p>
          </table:table-cell>
          <table:table-cell table:number-columns-repeated="10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478661">
            <text:p>478661</text:p>
          </table:table-cell>
          <table:table-cell office:value-type="float" office:value="8430019">
            <text:p>8430019</text:p>
          </table:table-cell>
          <table:table-cell table:number-columns-repeated="10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565395">
            <text:p>565395</text:p>
          </table:table-cell>
          <table:table-cell office:value-type="float" office:value="8865837">
            <text:p>8865837</text:p>
          </table:table-cell>
          <table:table-cell table:number-columns-repeated="10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453505">
            <text:p>453505</text:p>
          </table:table-cell>
          <table:table-cell office:value-type="float" office:value="8685978">
            <text:p>8685978</text:p>
          </table:table-cell>
          <table:table-cell table:number-columns-repeated="10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561716">
            <text:p>561716</text:p>
          </table:table-cell>
          <table:table-cell office:value-type="float" office:value="9375184">
            <text:p>9375184</text:p>
          </table:table-cell>
          <table:table-cell table:number-columns-repeated="10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574834">
            <text:p>574834</text:p>
          </table:table-cell>
          <table:table-cell office:value-type="float" office:value="9522308">
            <text:p>9522308</text:p>
          </table:table-cell>
          <table:table-cell table:number-columns-repeated="10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546376">
            <text:p>546376</text:p>
          </table:table-cell>
          <table:table-cell office:value-type="float" office:value="10043912">
            <text:p>10043912</text:p>
          </table:table-cell>
          <table:table-cell table:number-columns-repeated="10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589089">
            <text:p>589089</text:p>
          </table:table-cell>
          <table:table-cell office:value-type="float" office:value="10169719">
            <text:p>10169719</text:p>
          </table:table-cell>
          <table:table-cell table:number-columns-repeated="10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609324">
            <text:p>609324</text:p>
          </table:table-cell>
          <table:table-cell office:value-type="float" office:value="11072574">
            <text:p>11072574</text:p>
          </table:table-cell>
          <table:table-cell table:number-columns-repeated="10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574459">
            <text:p>574459</text:p>
          </table:table-cell>
          <table:table-cell office:value-type="float" office:value="11169731">
            <text:p>11169731</text:p>
          </table:table-cell>
          <table:table-cell table:number-columns-repeated="10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609847">
            <text:p>609847</text:p>
          </table:table-cell>
          <table:table-cell office:value-type="float" office:value="11620128">
            <text:p>11620128</text:p>
          </table:table-cell>
          <table:table-cell table:number-columns-repeated="10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688779">
            <text:p>688779</text:p>
          </table:table-cell>
          <table:table-cell office:value-type="float" office:value="11796480">
            <text:p>11796480</text:p>
          </table:table-cell>
          <table:table-cell table:number-columns-repeated="10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589081">
            <text:p>589081</text:p>
          </table:table-cell>
          <table:table-cell office:value-type="float" office:value="12233430">
            <text:p>12233430</text:p>
          </table:table-cell>
          <table:table-cell table:number-columns-repeated="10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712768">
            <text:p>712768</text:p>
          </table:table-cell>
          <table:table-cell office:value-type="float" office:value="20075">
            <text:p>20075</text:p>
          </table:table-cell>
          <table:table-cell table:number-columns-repeated="10"/>
        </table:table-row>
        <table:table-row table:style-name="ro3" table:number-rows-repeated="10">
          <table:table-cell/>
          <table:table-cell table:style-name="Default" table:number-columns-repeated="2"/>
          <table:table-cell table:number-columns-repeated="10"/>
        </table:table-row>
        <table:table-row table:style-name="ro3" table:number-rows-repeated="44">
          <table:table-cell/>
          <table:table-cell table:style-name="Default" table:number-columns-repeated="2"/>
          <table:table-cell table:number-columns-repeated="3"/>
          <table:table-cell table:style-name="ce3" table:number-columns-repeated="3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3"/>
          <table:table-cell table:style-name="ce3" table:number-columns-repeated="3"/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Hoja1.A1:Hoja1.A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4/11/2016</text:date>, <text:time>02:02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01:46:37</meta:creation-date>
    <meta:editing-duration>PT44S</meta:editing-duration>
    <meta:editing-cycles>2</meta:editing-cycles>
    <meta:generator>OpenOffice/4.1.2$Unix OpenOffice.org_project/412m3$Build-9782</meta:generator>
    <dc:date>2016-11-04T02:02:34</dc:date>
    <dc:creator>Rodrigo Oscar Kapobel</dc:creator>
    <meta:document-statistic meta:table-count="3" meta:cell-count="291" meta:object-count="0"/>
  </office:meta>
</office:document-meta>
</file>